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OrTermsBuilder.getSpanQuery( Elem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panOrTermsBuilder.SpanOrTermsBuilder(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